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1"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9" style:family="paragraph" style:parent-style-name="Standard" style:list-style-name="L22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0"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1"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2"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3"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759541034049885183"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535478564157697991"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308621733824611605"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4800574198082724848"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3777700596770435295"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4970882649265492118"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3010681152769705904"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3339040942606995289"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88593889208378223"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4502049532319046767"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8876213195390016653"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946766610344839582"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7503209008532293767"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924639475827431840" text:style-name="L14">
        <text:list-item>
          <text:p text:style-name="P29">single target damage effect </text:p>
        </text:list-item>
        <text:list-item>
          <text:p text:style-name="P29">aoe damage effect DONE</text:p>
        </text:list-item>
      </text:list>
      <text:p text:style-name="P8">Fix knockdown/standup on defenders DONE</text:p>
      <text:list xml:id="list3438373146242111619"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7024629345092054876"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3961901699528340097"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5356642379565950148"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6674520454919593385"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2702605489521946313"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4817900717919646296"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547274998377391318"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2092543653318570517"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2507485041595570316"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1506919367589292345"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2451944188477966786"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5340420756965007691"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6435413007471643052"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5854876630168938816"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3866725384622511337"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8007851813009342589"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2974617932849347396"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595451980338033250"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7745758296835293376"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8900671030531706610"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2453442685819811874"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2619907292393090538"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5202850791289042157"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5668113060166304882"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5527483861519410629"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2127111259211708425"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3405194282295775355"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6590689813221537339"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4896329069862204954"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554092673784387185"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5570238917567416081"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3135175434568422425"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5593997892347850018"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1088861210559264297"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2250840823254880748"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8516170372376545508"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5133709704401071799"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5988042519216385"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4222397319639245783" text:style-name="L54">
        <text:list-item>
          <text:p text:style-name="P69"><text:s/>See notes in design notes document</text:p>
        </text:list-item>
      </text:list>
      <text:p text:style-name="P4">Sprint 39: Rework Necromancer enemy (completed 28/10/19)</text:p>
      <text:list xml:id="list2292517034576913017"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5199957123282687424"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6621589660680115478" text:style-name="L57">
        <text:list-item>
          <text:p text:style-name="P72">item card looks ugly: redesign item card view DONE</text:p>
        </text:list-item>
        <text:list-item>
          <text:p text:style-name="P72">use STS card templates, or find a new card template DONE</text:p>
        </text:list-item>
      </text:list>
      <text:p text:style-name="P8"/>
      <text:list xml:id="list3662165726981819391" text:style-name="L58">
        <text:list-item>
          <text:p text:style-name="P73">find better item sprites DONE</text:p>
        </text:list-item>
      </text:list>
      <text:p text:style-name="P4">Sprint 42: Remove spell info box, implement ability info panels (completed 31/10/19)</text:p>
      <text:list xml:id="list5723072550156764355" text:style-name="L59">
        <text:list-item>
          <text:p text:style-name="P74"><text:soft-page-break/>review scripts from sci fi game</text:p>
        </text:list-item>
      </text:list>
      <text:p text:style-name="P4">Sprint 43: Reward Screen updates + UI view updates (completed 31/10/19)</text:p>
      <text:list xml:id="list9222663119202700926"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212797173014832697"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4958296971422356159"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8041127626695067499"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5008200128552061827"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8658719959327967501"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1989546791912454515"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1924807568839351903"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4235502941928648788"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2952791534351429979"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1071316162775539614"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6861700100627984766"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4489751170140286675"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2701956805624568919"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3480885829067337266"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7402449017587802452"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3162799420266090516"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2369204654938244590"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2838114363690611263"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859327519720198927"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9009421247807673803"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5027678104604342191" text:style-name="L81">
        <text:list-item>
          <text:p text:style-name="P96">text logic also edits ability info panel text fields (just for the starting defender abilities) DONE</text:p>
        </text:list-item>
      </text:list>
      <text:p text:style-name="P8">Play Test</text:p>
      <text:list xml:id="list124981347537558284" text:style-name="L82">
        <text:list-item>
          <text:p text:style-name="P97">Play the game and hunt/squash bugs</text:p>
        </text:list-item>
      </text:list>
      <text:p text:style-name="P8">Controls</text:p>
      <text:list xml:id="list3960066474857716761"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6822782000842585472"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2388586363720669951"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529687466496012810"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1265661234826832186"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7390539568338041515"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8501175942202513682"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6103909753318352664"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297638214238269319"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4763797680608822896"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7471328498792250941"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8944715155811085299"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8036257107211142696"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3431400593415605601"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1467891757953836715"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1408081792740291585"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2747050796062352685"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5820519169009786819"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4865030380664588618"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3029747599637390867"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7959091776137861806"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6602406130522502871"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9079794691999073282"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5926444332554492"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804150494358984219"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2443945106042592255"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2897087841801846578"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4219040928166129707"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5668907765002639117"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1340808557235449136"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5868105794466798735"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6608852180375624868"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6086447155533282541"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3593666448008604078"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6118421985595092404"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2608400706509787272"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3021802793320998361"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4527785298131069036"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4324933036491225503"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172469697835743482"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7699577271274966936"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7778440795044818842"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4965418769622407805"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7083072312878867005"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7085625027947142293"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2050370239573297959"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7049377290164567095"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3766393936702947316"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2526546687070893284"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3717343610506444205"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2446631315902430029"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2114404306622660315"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6078129094516843349"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6187111523680639610"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966307059233300181"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7325594307796120269"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4753938517939858117"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5150215443350010757"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6538736534655562452"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63335917278575944"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163184578481696098"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4684417636489256904"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2632951074111343211"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2648921817105859889"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7669037262040372849"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2664511291038334436"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7718013922848431561"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6358863894012954861"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7852170471968421847"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2784627128310837187"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8718077372120512673"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5918153529273930480"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2064914473173433299"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8527538306981884964"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998665548115838332"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8429902593320611373"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3063731823221985311"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2577525234562292010"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8807822511557894018"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6847422458100213164"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9129588733713303948"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3175524774941349751"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5235007926654784218"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3140064521587716597"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6980805927727480148"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5960047090925286204"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7612250096295275525" text:style-name="L169">
        <text:list-item>
          <text:p text:style-name="P225">New Scripts</text:p>
          <text:list>
            <text:list-item>
              <text:p text:style-name="P231">Overlay Manager</text:p>
            </text:list-item>
            <text:list-item>
              <text:p text:style-name="P231">Cards</text:p>
              <text:list>
                <text:list-item>
                  <text:p text:style-name="P231">StateOverlayCard</text:p>
                </text:list-item>
                <text:list-item>
                  <text:p text:style-name="P231">ItemOverlayCard</text:p>
                </text:list-item>
                <text:list-item>
                  <text:p text:style-name="P231">AbilityOverlayCard</text:p>
                </text:list-item>
                <text:list-item>
                  <text:p text:style-name="P231">maybe need AfflicitonOverlayCard</text:p>
                </text:list-item>
              </text:list>
            </text:list-item>
          </text:list>
        </text:list-item>
      </text:list>
      <text:list xml:id="list5819717060716340661" text:style-name="L170">
        <text:list-item>
          <text:p text:style-name="P226">Animation / Effect DOD and cycle process</text:p>
          <text:list>
            <text:list-item>
              <text:p text:style-name="P232">Cards start at centre point position correctly DONE</text:p>
            </text:list-item>
            <text:list-item>
              <text:p text:style-name="P232">Card start scaled down at 0.005f DONE</text:p>
            </text:list-item>
            <text:list-item>
              <text:p text:style-name="P232">Cards Lerp scale to full size DONE</text:p>
            </text:list-item>
            <text:list-item>
              <text:p text:style-name="P232">Card shrinks back down DONE</text:p>
            </text:list-item>
            <text:list-item>
              <text:p text:style-name="P232">Card rotates towards end point DONE</text:p>
            </text:list-item>
            <text:list-item>
              <text:p text:style-name="P232">card moves towards its end position correctly DONE</text:p>
            </text:list-item>
            <text:list-item>
              <text:p text:style-name="P232">after shrinking, card turns into a little yellow light ball (particle effect) DONE</text:p>
            </text:list-item>
            <text:list-item>
              <text:p text:style-name="P232">on arrival at destination, card is destroyed (without errors) DONE</text:p>
            </text:list-item>
            <text:list-item>
              <text:p text:style-name="P232">on arrival, small loot style explosion occurs DONE</text:p>
            </text:list-item>
            <text:list-item>
              <text:p text:style-name="P232"/>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6753923928701521138" text:style-name="L171">
        <text:list-item>
          <text:list>
            <text:list-item>
              <text:p text:style-name="P251">stat value texts in character data change colour if positive/negative</text:p>
            </text:list-item>
          </text:list>
        </text:list-item>
      </text:list>
      <text:p text:style-name="P8"/>
      <text:list xml:id="list7409891675208179362" text:style-name="L172">
        <text:list-item>
          <text:p text:style-name="P227">Views that still need fade in/out effect </text:p>
          <text:list>
            <text:list-item>
              <text:p text:style-name="P233">State on panel info card DONE</text:p>
            </text:list-item>
            <text:list-item>
              <text:p text:style-name="P233">consumable (on panel) DONE</text:p>
            </text:list-item>
            <text:list-item>
              <text:p text:style-name="P233">character data panel hover DONE</text:p>
            </text:list-item>
          </text:list>
        </text:list-item>
      </text:list>
      <text:p text:style-name="P8"/>
      <text:list xml:id="list956720616773250769" text:style-name="L173">
        <text:list-item>
          <text:p text:style-name="P228">Character Data</text:p>
          <text:list>
            <text:list-item>
              <text:p text:style-name="P252">all mouse over panel elements highlight when moused over</text:p>
            </text:list-item>
            <text:list-item>
              <text:p text:style-name="P252">plus buttons for talents don't appear unless you have points to spend</text:p>
            </text:list-item>
            <text:list-item>
              <text:p text:style-name="P252">unlocking a talent creates a mini star explosion VFX</text:p>
            </text:list-item>
            <text:list-item>
              <text:p text:style-name="P252">while dragging an ability tome, the drop box has a highlight around it</text:p>
            </text:list-item>
            <text:list-item>
              <text:p text:style-name="P252">when the ability tome is dropped and learnt, a mini start VFX explosion occurs on the drop box</text:p>
            </text:list-item>
          </text:list>
        </text:list-item>
      </text:list>
      <text:p text:style-name="P8"/>
      <text:list xml:id="list5177822130633963600" text:style-name="L174">
        <text:list-item>
          <text:p text:style-name="P229">Character Roster</text:p>
          <text:list>
            <text:list-item>
              <text:p text:style-name="P253">character roster button highlights better when moused over DONE</text:p>
            </text:list-item>
          </text:list>
        </text:list-item>
      </text:list>
      <text:list xml:id="list6957056637734318778" text:style-name="L175">
        <text:list-item>
          <text:p text:style-name="P254">Char Roster / Map Transition</text:p>
          <text:list>
            <text:list-item>
              <text:p text:style-name="P254">Char roster and world map transition from off screen north to centre screen when activated</text:p>
            </text:list-item>
          </text:list>
        </text:list-item>
      </text:list>
      <text:p text:style-name="P6">Sprint 111: Custom Character Builder System. UCM Overhaul. Items modify UCM Appearance. </text:p>
      <text:p text:style-name="P6">DoD</text:p>
      <text:list xml:id="list2341714959317715116" text:style-name="L220">
        <text:list-item>
          <text:p text:style-name="P249">Items modify a character appearance DONE</text:p>
        </text:list-item>
        <text:list-item>
          <text:p text:style-name="P249"><text:soft-page-break/>player can create custom characters DONE</text:p>
        </text:list-item>
        <text:list-item>
          <text:p text:style-name="P249">player can save/load custom characters DONE</text:p>
        </text:list-item>
        <text:list-item>
          <text:p text:style-name="P249">player can use their custom characters in game DONE</text:p>
        </text:list-item>
        <text:list-item>
          <text:p text:style-name="P249">there are atleast 8 premade origin characters DONE</text:p>
        </text:list-item>
        <text:list-item>
          <text:p text:style-name="P249">all GUI and views have been updated to accomadate new character features</text:p>
        </text:list-item>
      </text:list>
      <text:p text:style-name="P15"/>
      <text:p text:style-name="P15"/>
      <text:p text:style-name="P13">Sprint ??: Save/Load Game system, Player preferences system.</text:p>
      <text:list xml:id="list5908462853963748603" text:style-name="L177">
        <text:list-item>
          <text:p text:style-name="P216">Player Prefs</text:p>
        </text:list-item>
      </text:list>
      <text:list xml:id="list4929628205923894364"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245341246863901158" text:style-name="L179">
        <text:list-item>
          <text:p text:style-name="P218">Save Game /Load Game system</text:p>
        </text:list-item>
      </text:list>
      <text:list xml:id="list6450925329681981958"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5806554873717879038"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8154723836574049832" text:style-name="L182">
        <text:list-item>
          <text:p text:style-name="P221">What is current context of the game? e.g.</text:p>
          <text:list>
            <text:list-item>
              <text:p text:style-name="P221"><text:soft-page-break/>political situation</text:p>
            </text:list-item>
            <text:list-item>
              <text:p text:style-name="P221">what wars or events are occurring during the time frame</text:p>
            </text:list-item>
          </text:list>
        </text:list-item>
      </text:list>
      <text:list xml:id="list2923154059207407349"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7909054505032687595"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136964554393069002" text:style-name="L176">
        <text:list-item>
          <text:p text:style-name="P234">Decide on 3 races to start with</text:p>
        </text:list-item>
        <text:list-item>
          <text:p text:style-name="P234">experiment with different ways to handle the interaction between hair and helmet</text:p>
          <text:list>
            <text:list-item>
              <text:p text:style-name="P234">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4">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text:soft-page-break/>Sprint ??: Sound + Audio systems</text:p>
      <text:p text:style-name="P8"/>
      <text:p text:style-name="P8"/>
      <text:p text:style-name="P8"/>
      <text:p text:style-name="P11">To do Before giving out for play testing</text:p>
      <text:list xml:id="list794093354976740805"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2080603070349576932"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text:soft-page-break/>States View</text:p>
        </text:list-item>
        <text:list-item>
          <text:p text:style-name="P192">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6103539895044590609" text:style-name="L187">
        <text:list-item>
          <text:p text:style-name="P255">start by editing character model appearance</text:p>
        </text:list-item>
        <text:list-item>
          <text:p text:style-name="P255">create way to save entity in character maker</text:p>
        </text:list-item>
        <text:list-item>
          <text:p text:style-name="P255">create way to load entity in character maker</text:p>
        </text:list-item>
        <text:list-item>
          <text:p text:style-name="P255">create way to edit abilities, talents and weapons</text:p>
        </text:list-item>
      </text:list>
      <text:p text:style-name="P8"/>
      <text:p text:style-name="P8"/>
      <text:p text:style-name="P5">New Script Ideas</text:p>
      <text:p text:style-name="P6">CharacterPresetData</text:p>
      <text:list xml:id="list8389726270200179172" text:style-name="L188">
        <text:list-item>
          <text:list>
            <text:list-item>
              <text:p text:style-name="P256">holds all info about a characters appearance, abilities, talents, passives and items</text:p>
            </text:list-item>
            <text:list-item>
              <text:p text:style-name="P256">saving a character in the character creater screen creates one of these files</text:p>
            </text:list-item>
            <text:list-item>
              <text:p text:style-name="P256">in char select main screen, you can import one of these files</text:p>
            </text:list-item>
            <text:list-item>
              <text:p text:style-name="P256">char select main screen builds the premade origin characters out of these objects.</text:p>
              <text:list>
                <text:list-item>
                  <text:p text:style-name="P256">Also builds the custom characters</text:p>
                </text:list-item>
              </text:list>
            </text:list-item>
            <text:list-item>
              <text:p text:style-name="P256">this object type is saved in playerPrefs</text:p>
            </text:list-item>
          </text:list>
        </text:list-item>
      </text:list>
      <text:p text:style-name="P6">CharacterBuildPresetData</text:p>
      <text:list xml:id="list1797660516940129730" text:style-name="L189">
        <text:list-item>
          <text:p text:style-name="P257">holds data on abilities, and talents</text:p>
        </text:list-item>
        <text:list-item>
          <text:p text:style-name="P257">used to be auto build the combat aspect of characterPresetData objects</text:p>
          <text:list>
            <text:list-item>
              <text:p text:style-name="P257">auto builds, clothing/armor, weapons, abilities and talent point assignments</text:p>
            </text:list-item>
          </text:list>
        </text:list-item>
        <text:list-item>
          <text:p text:style-name="P257"><text:soft-page-break/>should be an SO</text:p>
        </text:list-item>
        <text:list-item>
          <text:p text:style-name="P257">doesnt have to be used</text:p>
        </text:list-item>
      </text:list>
      <text:p text:style-name="P6">CharacterPresetLibrary</text:p>
      <text:list xml:id="list845816788958518223" text:style-name="L190">
        <text:list-item>
          <text:p text:style-name="P258">static singleton</text:p>
        </text:list-item>
        <text:list-item>
          <text:p text:style-name="P258">stored in playerPrefs</text:p>
        </text:list-item>
        <text:list-item>
          <text:p text:style-name="P258">holds all origin characters in a list</text:p>
        </text:list-item>
        <text:list-item>
          <text:p text:style-name="P258">holds all custom characters in a list (seperate from origin char list)</text:p>
        </text:list-item>
      </text:list>
      <text:p text:style-name="P6">CharacterPresetTemplate</text:p>
      <text:list xml:id="list3152853599604614856" text:style-name="L191">
        <text:list-item>
          <text:p text:style-name="P235">the main object of the character builder screen</text:p>
        </text:list-item>
        <text:list-item>
          <text:p text:style-name="P235">has references to the UCM being edited</text:p>
        </text:list-item>
      </text:list>
      <text:p text:style-name="P6">CharacterPresetController</text:p>
      <text:p text:style-name="P8"/>
      <text:p text:style-name="P5">UCM Updates</text:p>
      <text:list xml:id="list3790890104321950234" text:style-name="L192">
        <text:list-item>
          <text:p text:style-name="P236">New Parents and view lists</text:p>
        </text:list-item>
      </text:list>
      <text:p text:style-name="P6">Base Bodies</text:p>
      <text:list xml:id="list29741481" text:continue-numbering="true" text:style-name="L192">
        <text:list-item>
          <text:list>
            <text:list-item>
              <text:p text:style-name="P230">Head</text:p>
              <text:list>
                <text:list-item>
                  <text:p text:style-name="P236">Human Heads</text:p>
                  <text:list>
                    <text:list-item>
                      <text:p text:style-name="P236">Human Head 1, Human Head 2, etc</text:p>
                    </text:list-item>
                  </text:list>
                </text:list-item>
              </text:list>
            </text:list-item>
          </text:list>
        </text:list-item>
      </text:list>
      <text:list xml:id="list2580771153167884821" text:style-name="L193">
        <text:list-item>
          <text:p text:style-name="P237">Undead Heads</text:p>
          <text:list>
            <text:list-item>
              <text:p text:style-name="P237">Undead Head 1, etc</text:p>
            </text:list-item>
          </text:list>
        </text:list-item>
      </text:list>
      <text:list xml:id="list7143574465553360261" text:style-name="L194">
        <text:list-item>
          <text:p text:style-name="P238">Orc Heads</text:p>
          <text:list>
            <text:list-item>
              <text:p text:style-name="P238">Orc Head 1, etc</text:p>
            </text:list-item>
          </text:list>
        </text:list-item>
      </text:list>
      <text:list xml:id="list1874877194697706511" text:style-name="L195">
        <text:list-item>
          <text:p text:style-name="P239">Repeated for</text:p>
          <text:list>
            <text:list-item>
              <text:p text:style-name="P239">Chest, Legs, Right arm, right hand, left arm, left hand</text:p>
            </text:list-item>
          </text:list>
        </text:list-item>
      </text:list>
      <text:list xml:id="list5732714463250781704" text:style-name="L196">
        <text:list-item>
          <text:p text:style-name="P240">Faces</text:p>
          <text:list>
            <text:list-item>
              <text:p text:style-name="P240">Gets it own category, ALL faces go here, for every race (just for fun, so humans can have undead <text:s/>or orc faces )</text:p>
            </text:list-item>
          </text:list>
        </text:list-item>
      </text:list>
      <text:p text:style-name="P6">Armor/ Weapons / Things layered over</text:p>
      <text:list xml:id="list4288263876602532095" text:style-name="L197">
        <text:list-item>
          <text:p text:style-name="P241"><text:soft-page-break/>Head wear</text:p>
        </text:list-item>
        <text:list-item>
          <text:p text:style-name="P241">Chest Clothing</text:p>
        </text:list-item>
        <text:list-item>
          <text:p text:style-name="P241">Leg Clothing</text:p>
        </text:list-item>
        <text:list-item>
          <text:p text:style-name="P241">Arm Clothing (left + right)</text:p>
        </text:list-item>
        <text:list-item>
          <text:p text:style-name="P241">Hand Clothing (left + right)</text:p>
        </text:list-item>
        <text:list-item>
          <text:p text:style-name="P241">Right Hand weapon</text:p>
        </text:list-item>
        <text:list-item>
          <text:p text:style-name="P241">Left Hand Weapon</text:p>
        </text:list-item>
      </text:list>
      <text:p text:style-name="P9">NOTE: remember to add a NONE option for each slot (a game object with an invisible sprite)</text:p>
      <text:p text:style-name="P5">Character Maker Page View Elements</text:p>
      <text:list xml:id="list5175634624521051712" text:style-name="L198">
        <text:list-item>
          <text:p text:style-name="P259">UCM</text:p>
        </text:list-item>
        <text:list-item>
          <text:p text:style-name="P259">Appearance tab(s)</text:p>
        </text:list-item>
        <text:list-item>
          <text:p text:style-name="P259">Talent Pages</text:p>
        </text:list-item>
        <text:list-item>
          <text:p text:style-name="P259">Talent Point allocation window</text:p>
        </text:list-item>
      </text:list>
      <text:p text:style-name="P8"/>
      <text:p text:style-name="P5">Character Preset Data Object</text:p>
      <text:list xml:id="list5716298635487791016" text:style-name="L199">
        <text:list-item>
          <text:p text:style-name="P242">Object that holds all the data about a preset character</text:p>
          <text:list>
            <text:list-item>
              <text:p text:style-name="P242">can be a premade origin character, or a custom made character</text:p>
            </text:list-item>
          </text:list>
        </text:list-item>
      </text:list>
      <text:list xml:id="list6640161015765128" text:style-name="L200">
        <text:list-item>
          <text:p text:style-name="P243">From character preset object , we need to be able to</text:p>
          <text:list>
            <text:list-item>
              <text:p text:style-name="P243">build a menu character</text:p>
            </text:list-item>
            <text:list-item>
              <text:p text:style-name="P243">build a character data object in game</text:p>
            </text:list-item>
            <text:list-item>
              <text:p text:style-name="P243">build a character in the char creation screen (so players can edit their custom chars)</text:p>
            </text:list-item>
            <text:list-item>
              <text:p text:style-name="P243">build a UCM</text:p>
            </text:list-item>
          </text:list>
        </text:list-item>
      </text:list>
      <text:list xml:id="list3667859885966486515" text:style-name="L201">
        <text:list-item>
          <text:p text:style-name="P244">character creation page must be able to save the settings into a characterPresetData object</text:p>
        </text:list-item>
      </text:list>
      <text:p text:style-name="P9"/>
      <text:p text:style-name="P6">Data needed for loading/saving</text:p>
      <text:list xml:id="list9047581292268404009" text:style-name="L202">
        <text:list-item>
          <text:p text:style-name="P245">UCM</text:p>
          <text:list>
            <text:list-item>
              <text:p text:style-name="P245">All body parts and clothing parts</text:p>
            </text:list-item>
          </text:list>
        </text:list-item>
      </text:list>
      <text:list xml:id="list7257970307770238689" text:style-name="L203">
        <text:list-item>
          <text:p text:style-name="P246">Race (orc, human, etc)</text:p>
          <text:list>
            <text:list-item>
              <text:p text:style-name="P246"><text:soft-page-break/>racial abilities/passives/traits</text:p>
            </text:list-item>
          </text:list>
        </text:list-item>
      </text:list>
      <text:list xml:id="list4713417459904182113" text:style-name="L204">
        <text:list-item>
          <text:p text:style-name="P247">Combat related</text:p>
        </text:list-item>
      </text:list>
      <text:list xml:id="list29721358" text:continue-list="list7257970307770238689" text:style-name="L203">
        <text:list-item>
          <text:list>
            <text:list-item>
              <text:p text:style-name="P246">Abilities (as abilityDataSO's)</text:p>
            </text:list-item>
            <text:list-item>
              <text:p text:style-name="P246">passives (as passiveDataSO's)</text:p>
            </text:list-item>
            <text:list-item>
              <text:p text:style-name="P246">weapons</text:p>
            </text:list-item>
            <text:list-item>
              <text:p text:style-name="P246">talent points (guardian, pyro, etc)</text:p>
            </text:list-item>
          </text:list>
        </text:list-item>
        <text:list-item>
          <text:p text:style-name="P246">General</text:p>
          <text:list>
            <text:list-item>
              <text:p text:style-name="P246">Name</text:p>
            </text:list-item>
            <text:list-item>
              <text:p text:style-name="P246">descriptions</text:p>
            </text:list-item>
            <text:list-item>
              <text:p text:style-name="P246">backgrounds</text:p>
            </text:list-item>
            <text:list-item>
              <text:p text:style-name="P246">racial background</text:p>
            </text:list-item>
          </text:list>
        </text:list-item>
      </text:list>
      <text:p text:style-name="P9"/>
      <text:list xml:id="list6979587294609607106" text:style-name="L205">
        <text:list-item>
          <text:p text:style-name="P248">Data needed for menu characters</text:p>
          <text:list>
            <text:list-item>
              <text:p text:style-name="P248">Name</text:p>
            </text:list-item>
            <text:list-item>
              <text:p text:style-name="P248">Description</text:p>
            </text:list-item>
            <text:list-item>
              <text:p text:style-name="P248">Backgrounds</text:p>
            </text:list-item>
            <text:list-item>
              <text:p text:style-name="P248">Abilities</text:p>
            </text:list-item>
            <text:list-item>
              <text:p text:style-name="P248">Talents</text:p>
            </text:list-item>
          </text:list>
        </text:list-item>
      </text:list>
      <text:p text:style-name="P8"/>
      <text:p text:style-name="P6">Sprint 111 TO DO 11/6/2020 UPDATE</text:p>
      <text:list xml:id="list2687310353857448485" text:style-name="L206">
        <text:list-item>
          <text:p text:style-name="P260">create load player made preset feature in team building screen DONE</text:p>
        </text:list-item>
        <text:list-item>
          <text:p text:style-name="P260">create load player made preset feature in char creation screen (so player can edit their character presets) DONE</text:p>
        </text:list-item>
        <text:list-item>
          <text:p text:style-name="P260">update menu character UI to show new data elements (background, race, etc) DONE</text:p>
          <text:list>
            <text:list-item>
              <text:p text:style-name="P260">add race and weapon fields</text:p>
            </text:list-item>
          </text:list>
        </text:list-item>
        <text:list-item>
          <text:p text:style-name="P260">implement logic for building CharacterData in game from character preset data (so player can actually play the game with their custom characters + origin characters) DONE</text:p>
        </text:list-item>
        <text:list-item>
          <text:p text:style-name="P260">Replace weaponSetDataSO with just normal weapons, MH and OH weapon are selected individually</text:p>
          <text:list>
            <text:list-item>
              <text:p text:style-name="P260"><text:soft-page-break/>update GUI in charMaker screen for this (means we have more dynamic item pairings, more scale-able)</text:p>
            </text:list-item>
          </text:list>
        </text:list-item>
      </text:list>
      <text:list xml:id="list8666401320943617037" text:style-name="L207">
        <text:list-item>
          <text:p text:style-name="P261">Implement player can choose abilities and passives outside of presets DONE</text:p>
        </text:list-item>
        <text:list-item>
          <text:p text:style-name="P261">Implement player can choose talents outside of presets DONE</text:p>
        </text:list-item>
      </text:list>
      <text:list xml:id="list7948119719328564499" text:style-name="L208">
        <text:list-item>
          <text:p text:style-name="P262">Design + implement at least 8 origin characters</text:p>
          <text:list>
            <text:list-item>
              <text:p text:style-name="P262">carefully pick ability/passive/talent set ups</text:p>
            </text:list-item>
          </text:list>
        </text:list-item>
      </text:list>
      <text:list xml:id="list7056298730598991763" text:style-name="L209">
        <text:list-item>
          <text:p text:style-name="P263">Design + Implement at least 8 combat presets DONE</text:p>
          <text:list>
            <text:list-item>
              <text:p text:style-name="P263">implement item suit views for each preset</text:p>
            </text:list-item>
          </text:list>
        </text:list-item>
      </text:list>
      <text:list xml:id="list29742195" text:continue-list="list7948119719328564499" text:style-name="L208">
        <text:list-item>
          <text:p text:style-name="P262">Design Implement goblin race with good selection of body parts</text:p>
        </text:list-item>
        <text:list-item>
          <text:p text:style-name="P262">Implement 1 or 2 extra races</text:p>
          <text:list>
            <text:list-item>
              <text:p text:style-name="P262">gnoll, satyr, demon spawn, dragonking, lizard, etc</text:p>
            </text:list-item>
          </text:list>
        </text:list-item>
      </text:list>
      <text:list xml:id="list3405256401851837694" text:style-name="L210">
        <text:list-item>
          <text:p text:style-name="P264">Implement <text:s/>save/load char preset system DONE</text:p>
          <text:list>
            <text:list-item>
              <text:p text:style-name="P264">watch code monkey vids on json, saving to text files, etc</text:p>
            </text:list-item>
            <text:list-item>
              <text:p text:style-name="P264">create way for players to delete their custom characters</text:p>
            </text:list-item>
            <text:list-item>
              <text:p text:style-name="P264">create a way for us (the developer) to clear all player prefs quickly and easily to help testing</text:p>
            </text:list-item>
            <text:list-item>
              <text:p text:style-name="P264">make so saving a character with a name that already exists overwrites the saved character (we dont want 2 saved chars with the same name)</text:p>
              <text:list>
                <text:list-item>
                  <text:p text:style-name="P264">extra: create a pop up window for player saying something like (a char with name already exists, are you sure you want to overwrite this saved character?</text:p>
                </text:list-item>
              </text:list>
            </text:list-item>
          </text:list>
        </text:list-item>
      </text:list>
      <text:list xml:id="list3813823306620614998" text:style-name="L211">
        <text:list-item>
          <text:p text:style-name="P265">Fix all enemy models in combat (body don't appear)</text:p>
          <text:list>
            <text:list-item>
              <text:p text:style-name="P265">make sure enemy <text:s/>info panel model also works</text:p>
            </text:list-item>
            <text:list-item>
              <text:p text:style-name="P265">clean up the UCM prefab once this is fixed (delete unneeded sprites, clean up code, etc)</text:p>
            </text:list-item>
          </text:list>
        </text:list-item>
      </text:list>
      <text:list xml:id="list6619305372745866279" text:style-name="L212">
        <text:list-item>
          <text:p text:style-name="P266">Implement 'items change the appearance of character models</text:p>
          <text:list>
            <text:list-item>
              <text:p text:style-name="P266">make sure each itemdataso has view to link to</text:p>
              <text:list>
                <text:list-item>
                  <text:p text:style-name="P266">if it doesnt exist on the model yet, create it (big job)</text:p>
                </text:list-item>
              </text:list>
            </text:list-item>
          </text:list>
        </text:list-item>
      </text:list>
      <text:p text:style-name="P8"/>
      <text:p text:style-name="P8">- </text:p>
      <text:p text:style-name="P8"/>
      <text:p text:style-name="P8"/>
      <text:list xml:id="list29713030" text:continue-list="list2687310353857448485" text:style-name="L206">
        <text:list-item>
          <text:p text:style-name="P260"><text:soft-page-break/>how to delete player made presets?</text:p>
        </text:list-item>
        <text:list-item>
          <text:p text:style-name="P260">How to fix masking issues? FIXED</text:p>
          <text:list>
            <text:list-item>
              <text:p text:style-name="P260">Old masks on activation window/char roster no longer work</text:p>
            </text:list-item>
            <text:list-item>
              <text:p text:style-name="P260">sorting layer on heads/faces is above default. This means they will always render over the UI, no matter what there order in layer value is</text:p>
            </text:list-item>
          </text:list>
        </text:list-item>
      </text:list>
      <text:list xml:id="list3114458584832043290" text:style-name="L213">
        <text:list-item>
          <text:p text:style-name="P267">need to create new sorting layer bonus values for each sprite part on UCM</text:p>
          <text:list>
            <text:list-item>
              <text:p text:style-name="P267">problem: right arm wear gets masked by head wear mask because it is on the same layer as head/face</text:p>
            </text:list-item>
          </text:list>
        </text:list-item>
      </text:list>
      <text:p text:style-name="P8"/>
      <text:p text:style-name="P8">Sprint 111 finishing criteria</text:p>
      <text:list xml:id="list8432298411175126316" text:style-name="L214">
        <text:list-item>
          <text:p text:style-name="P268">fix all enemies models so they appear correctly DONE</text:p>
        </text:list-item>
        <text:list-item>
          <text:p text:style-name="P268">create at least 8 origin characters DONE</text:p>
        </text:list-item>
        <text:list-item>
          <text:p text:style-name="P268">recreate all combat/ability/passive presets from original DONE</text:p>
        </text:list-item>
        <text:list-item>
          <text:p text:style-name="P268">create feature: player can write their characters description DONE</text:p>
        </text:list-item>
        <text:list-item>
          <text:p text:style-name="P268">implement goblin race</text:p>
          <text:list>
            <text:list-item>
              <text:p text:style-name="P268">Implement scaling to work on models</text:p>
            </text:list-item>
            <text:list-item>
              <text:p text:style-name="P268">try create a good distinction between goblins and orcs</text:p>
            </text:list-item>
          </text:list>
        </text:list-item>
      </text:list>
      <text:list xml:id="list101576162685467954" text:style-name="L215">
        <text:list-item>
          <text:p text:style-name="P269">implement gnoll race DONE</text:p>
        </text:list-item>
      </text:list>
      <text:list xml:id="list3357765046163446465" text:style-name="L216">
        <text:list-item>
          <text:p text:style-name="P270">Implement Satyr race DONE</text:p>
        </text:list-item>
      </text:list>
      <text:list xml:id="list2542630562327853182" text:style-name="L217">
        <text:list-item>
          <text:p text:style-name="P271">make sure every item is linked to UCM element, and works in game to change appearance DONE</text:p>
        </text:list-item>
        <text:list-item>
          <text:p text:style-name="P271">fix team selection screen UI to accommodate changes DONE</text:p>
        </text:list-item>
      </text:list>
      <text:p text:style-name="P8"/>
      <text:list xml:id="list29743296" text:continue-numbering="true" text:style-name="L217">
        <text:list-item>
          <text:p text:style-name="P271">changing combat preset also auto sets your clothing DONE</text:p>
        </text:list-item>
        <text:list-item>
          <text:p text:style-name="P271">changing race does not remove all the clothing DONE</text:p>
        </text:list-item>
        <text:list-item>
          <text:p text:style-name="P271">make faces be applied to the head wear masks, just like heads are DONE</text:p>
        </text:list-item>
        <text:list-item>
          <text:p text:style-name="P271">make some of the head wear masks bigger (satyr and gnoll dont fit under all of them) DONE</text:p>
        </text:list-item>
        <text:list-item>
          <text:p text:style-name="P271">make it so you cant select an origin character twice in team builder screen</text:p>
        </text:list-item>
        <text:list-item>
          <text:p text:style-name="P271">finish origin character descriptions</text:p>
        </text:list-item>
        <text:list-item>
          <text:p text:style-name="P271"><text:soft-page-break/>CLEAN UP ALL CODE: create region, refactor, etc</text:p>
        </text:list-item>
      </text:list>
      <text:p text:style-name="P8"/>
      <text:p text:style-name="P8">extra to do</text:p>
      <text:list xml:id="list1534712029394737420" text:style-name="L218">
        <text:list-item>
          <text:p text:style-name="P272">create descriptions + tool tip pop ups for backgrounds</text:p>
        </text:list-item>
      </text:list>
      <text:p text:style-name="P8"/>
      <text:p text:style-name="P8">bug and issues to fix</text:p>
      <text:list xml:id="list9073488386265671274" text:style-name="L219">
        <text:list-item>
          <text:p text:style-name="P273">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As the first born son to a satyr king, you lived a spoiled life as wealthy royal playboy, avoiding all your civic duties as a prince in the pursuit of carnal pleasures and good times. But when the horrors of the cataclysm killed your father, your ascension to the throne was prematurely thrust upon you. Now you reluctantly wear your father's crown, heavy with the responsibility of securing the safety and prosperity of your people. Cast aside your life as child! Rise to challenge and become the king your people need you to be!</text:p>
      <text:p text:style-name="P8"/>
      <text:p text:style-name="P8">Ruthless and unrelenting, your fame as a contract killer is legendary throughout the world. As a slum child in the early days of the Herp Derpian nation, you grew up alone and abandoned, fighting and stealing for survival. As you took part in back alley scraps, heists and criminal ventures, you developed your skills as an assassin, and world quickly spread of the efficiency of your work. So famous and effective had you become that a common Herp Derpian saying used to express certainty arose from your actions: “as likely as a corpse from a Cuddles cont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8T09:51:17.95</dc:date>
    <dc:creator>Black Will</dc:creator>
    <meta:editing-duration>P5DT9H25M20S</meta:editing-duration>
    <meta:editing-cycles>67</meta:editing-cycles>
    <meta:generator>OpenOffice/4.1.6$Win32 OpenOffice.org_project/416m1$Build-9790</meta:generator>
    <meta:document-statistic meta:table-count="0" meta:image-count="0" meta:object-count="0" meta:page-count="107" meta:paragraph-count="2691" meta:word-count="20426" meta:character-count="115726"/>
  </office:meta>
</office:document-meta>
</file>